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60000021BC2D70C5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9.204cm" draw:z-index="0"><draw:image xlink:href="Pictures/10000201000004060000021BC2D70C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22:51.409574389</meta:creation-date>
    <dc:date>2015-12-17T17:24:10.971132172</dc:date>
    <meta:editing-duration>PT1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Linux_x86 LibreOffice_project/40m0$Build-2</meta:generator>
  </office:meta>
</office:document-meta>
</file>